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2"/>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style:font-name="Consolas" fo:font-size="9pt" fo:font-style="italic" style:font-name-asian="Consolas1" style:font-size-asian="9pt" style:font-style-asian="italic" style:font-name-complex="Consolas1"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Sistemas operativos en red</text:span><text:span text:style-name="T2"><text:line-break/></text:span><text:span text:style-name="T3">UD 04. Actividades Evaluables 01</text:span></text:p>
      <text:p text:style-name="P2"><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Abril 2024</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b9kzwmfy9fxd" text:style-name="Index_20_Link" text:visited-style-name="Index_20_Link"><text:span text:style-name="T17">3. Actividad 01<text:tab/>3</text:span></text:a></text:p>
          <text:p text:style-name="P14"><text:a xlink:type="simple" xlink:href="#_4owcmsjlyn6b" text:style-name="Index_20_Link" text:visited-style-name="Index_20_Link"><text:span text:style-name="T17">4. Actividad 02<text:tab/>3</text:span></text:a></text:p>
          <text:p text:style-name="P14"><text:a xlink:type="simple" xlink:href="#_6fwqqdybz39n" text:style-name="Index_20_Link" text:visited-style-name="Index_20_Link"><text:span text:style-name="T17">5. Actividad 03<text:tab/>3</text:span></text:a></text:p>
          <text:p text:style-name="P14"><text:a xlink:type="simple" xlink:href="#_alzs0el7m4cz" text:style-name="Index_20_Link" text:visited-style-name="Index_20_Link"><text:span text:style-name="T17">6. Actividad 04<text:tab/>3</text:span></text:a></text:p>
          <text:p text:style-name="P14"><text:a xlink:type="simple" xlink:href="#_ktvw864l9bkr" text:style-name="Index_20_Link" text:visited-style-name="Index_20_Link"><text:span text:style-name="T17">7. Actividad 05<text:tab/>4</text:span></text:a></text:p>
          <text:p text:style-name="P14"><text:a xlink:type="simple" xlink:href="#_6wczumkftewg" text:style-name="Index_20_Link" text:visited-style-name="Index_20_Link"><text:span text:style-name="T17">8. Actividad 06<text:tab/>4</text:span></text:a></text:p>
          <text:p text:style-name="P14"><text:a xlink:type="simple" xlink:href="#_10z7y1e0ud48" text:style-name="Index_20_Link" text:visited-style-name="Index_20_Link"><text:span text:style-name="T17">9. Actividad 07<text:tab/>4</text:span></text:a></text:p>
          <text:p text:style-name="P14"><text:a xlink:type="simple" xlink:href="#_5fe0zpaae4xr" text:style-name="Index_20_Link" text:visited-style-name="Index_20_Link"><text:span text:style-name="T17">10. Actividad 08<text:tab/>4</text:span></text:a></text:p>
          <text:p text:style-name="P14"><text:a xlink:type="simple" xlink:href="#_6grem8ntahsl" text:style-name="Index_20_Link" text:visited-style-name="Index_20_Link"><text:span text:style-name="T17">11. Actividad 09<text:tab/>4</text:span></text:a></text:p>
          <text:p text:style-name="P14"><text:a xlink:type="simple" xlink:href="#_vw00veskqbmp" text:style-name="Index_20_Link" text:visited-style-name="Index_20_Link"><text:span text:style-name="T17">12. Actividad 10<text:tab/>4</text:span></text:a></text:p>
          <text:p text:style-name="P14"><text:a xlink:type="simple" xlink:href="#_8tscdlysc4ky" text:style-name="Index_20_Link" text:visited-style-name="Index_20_Link"><text:span text:style-name="T17">13. Actividad 11<text:tab/>4</text:span></text:a></text:p>
          <text:p text:style-name="P14"><text:a xlink:type="simple" xlink:href="#_e2pc4awxbe1r" text:style-name="Index_20_Link" text:visited-style-name="Index_20_Link"><text:span text:style-name="T17">14. Actividad 12<text:tab/>5</text:span></text:a></text:p>
          <text:p text:style-name="P14"><text:a xlink:type="simple" xlink:href="#_alh39xso5d2j" text:style-name="Index_20_Link" text:visited-style-name="Index_20_Link"><text:span text:style-name="T17">15. Actividad 13<text:tab/>5</text:span></text:a></text:p>
          <text:p text:style-name="P14"><text:a xlink:type="simple" xlink:href="#_a36y6ru7xeme" text:style-name="Index_20_Link" text:visited-style-name="Index_20_Link"><text:span text:style-name="T17">16. Actividad 14<text:tab/>5</text:span></text:a></text:p>
          <text:p text:style-name="P14"><text:a xlink:type="simple" xlink:href="#_ho7gg4efah49" text:style-name="Index_20_Link" text:visited-style-name="Index_20_Link"><text:span text:style-name="T17">17. Actividad 15</text:span></text:a><text:a xlink:type="simple" xlink:href="#_ho7gg4efah49" text:style-name="Index_20_Link" text:visited-style-name="Index_20_Link"><text:span text:style-name="T18"><text:tab/>5</text:span></text:a></text:p>
        </text:index-body>
      </text:table-of-content>
      <text:p text:style-name="P13"/>
      <text:p text:style-name="P16"/>
      <text:p text:style-name="P17"><text:span text:style-name="T14">UD04. Actividades evaluables 01</text:span></text:p>
      <text:list xml:id="list2025784399" text:style-name="WWNum2">
        <text:list-item>
          <text:p text:style-name="P28"><text:bookmark text:name="_dbh0n1vac4c8"/>Fecha de entrega</text:p>
        </text:list-item>
      </text:list>
      <text:p text:style-name="Standard"><text:span text:style-name="T10">Fecha límite de entrega: </text:span><text:span text:style-name="T20">Viernes 6 de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234931062566669" text:continue-numbering="true" text:style-name="WWNum2">
        <text:list-item>
          <text:p text:style-name="P28"><text:bookmark text:name="_9maybllx2a09"/><text:soft-page-break/>Observaciones previas a la realización de tareas evaluables</text:p>
        </text:list-item>
      </text:list>
      <text:list xml:id="list1047048732" text:style-name="WWNum3">
        <text:list-item>
          <text:p text:style-name="P22">Salvo excepciones que lo indique en cada actividad, deberás generar un único documento para todo el boletín y en ese documento incluir la respuesta a cada actividad.</text:p>
        </text:list-item>
      </text:list>
      <text:list xml:id="list3234944532" text:style-name="WWNum1">
        <text:list-item>
          <text:list>
            <text:list-item>
              <text:p text:style-name="P25">Si para la entrega se requiere entregar varios ficheros, entrégalos comprimido en un único fichero con extensión “.zip”.</text:p>
            </text:list-item>
          </text:list>
        </text:list-item>
      </text:list>
      <text:list xml:id="list234930052398846" text:continue-list="list1047048732" text:style-name="WWNum3">
        <text:list-item>
          <text:p text:style-name="P23">Las actividades deben realizarse en la lengua indicada en cada actividad. La gramática y ortografía tenéis que intentar hacerla bien.</text:p>
        </text:list-item>
        <text:list-item>
          <text:p text:style-name="P23"><text:span text:style-name="T20">Se deben incluir comentarios del código en cada fichero entregado.</text:span></text:p>
        </text:list-item>
        <text:list-item>
          <text:p text:style-name="P24"><text:span text:style-name="T20">NO SE PUEDE UTILIZAR CHATGPT NI SIMILARES, ya que el objetivo es que vosotros intentéis pensar como escribir el código.</text:span></text:p>
        </text:list-item>
      </text:list>
      <text:p text:style-name="P11"><text:span text:style-name="T11"><text:s/>❕</text:span><text:span text:style-name="T12"> </text:span><text:span text:style-name="T10">Atención: </text:span>no cumplir estas consideraciones puede reducir la nota hasta 3 puntos.</text:p>
      <text:list xml:id="list234931017180211" text:continue-list="list234931062566669" text:style-name="WWNum2">
        <text:list-item>
          <text:p text:style-name="P28"><text:bookmark text:name="_b9kzwmfy9fxd"/>Actividad 01</text:p>
        </text:list-item>
      </text:list>
      <text:p text:style-name="Standard">Visita esta página con más de 500 scripts en PowerShell <text:a xlink:type="simple" xlink:href="https://github.com/fleschutz/PowerShell" text:style-name="ListLabel_20_19" text:visited-style-name="ListLabel_20_19"><text:span text:style-name="T22">https://github.com/fleschutz/PowerShell</text:span></text:a> . Elige 5 de ellos <text:span text:style-name="T20">(no vale elegir algunos muy parecidos)</text:span> y coméntalos con máximo detalle.</text:p>
      <text:p text:style-name="P11"><text:span text:style-name="T9"><text:s/>📕 </text:span><text:span text:style-name="T10">A entregar: </text:span><text:s/>ficheros de los 5 scripts solicitados y comentados, con nombre NumEjer-nombre.ps1</text:p>
      <text:list xml:id="list234931263032964" text:continue-numbering="true" text:style-name="WWNum2">
        <text:list-item>
          <text:p text:style-name="P28"><text:bookmark text:name="_4owcmsjlyn6b"/>Actividad 02</text:p>
        </text:list-item>
      </text:list>
      <text:p text:style-name="Standard">Realiza un script que pida un nombre de usuario y cree dicho usuario local sin contraseña. Puedes utilizar “New-LocalUser”.</text:p>
      <text:p text:style-name="P11"><text:span text:style-name="T9"><text:s/>📕 </text:span><text:span text:style-name="T10">A entregar: </text:span><text:s/>fichero con script solicitado, con comentarios, con nombre NumEjer-nombre.ps1</text:p>
      <text:list xml:id="list234931039153317" text:continue-numbering="true" text:style-name="WWNum2">
        <text:list-item>
          <text:p text:style-name="P28"><text:bookmark text:name="_6fwqqdybz39n"/>Actividad 03</text:p>
        </text:list-item>
      </text:list>
      <text:p text:style-name="Standard">Realiza un script que pida un nombre de usuario y una contraseña. Tras ello debe crear dicho usuario local con esa contraseña. Puedes utilizar “New-LocalUser”.</text:p>
      <text:p text:style-name="P11"><text:span text:style-name="T9"><text:s/>📕 </text:span><text:span text:style-name="T10">A entregar: </text:span><text:s/>fichero con script solicitado, con comentarios, con nombre NumEjer-nombre.ps1</text:p>
      <text:list xml:id="list234929877030500" text:continue-numbering="true" text:style-name="WWNum2">
        <text:list-item>
          <text:p text:style-name="P28"><text:bookmark text:name="_alzs0el7m4cz"/>Actividad 04</text:p>
        </text:list-item>
      </text:list>
      <text:p text:style-name="Standard">Realiza un script que pida un nombre de usuario local e indique si existe o no dicho usuario. Puedes usar para ello “Get-LocalUser”.</text:p>
      <text:p text:style-name="P11"><text:span text:style-name="T9"><text:s/>📕 </text:span><text:span text:style-name="T10">A entregar: </text:span><text:s/>fichero con script solicitado, con comentarios, con nombre NumEjer-nombre.ps1</text:p>
      <text:list xml:id="list234931058415482" text:continue-numbering="true" text:style-name="WWNum2">
        <text:list-item>
          <text:p text:style-name="P28"><text:bookmark text:name="_ktvw864l9bkr"/>Actividad 05</text:p>
        </text:list-item>
      </text:list>
      <text:p text:style-name="Standard">Realiza un script que pida un nombre de usuario local y si no existe de un error. En caso de existir, deberá desactivar la cuenta. Puedes usar para ello “Get-LocalUser” y “Disable-LocalUser”.</text:p>
      <text:p text:style-name="P11"><text:span text:style-name="T9"><text:s/>📕 </text:span><text:span text:style-name="T10">A entregar: </text:span><text:s/>fichero con script solicitado, con comentarios, con nombre NumEjer-nombre.ps1</text:p>
      <text:list xml:id="list234931535099415" text:continue-numbering="true" text:style-name="WWNum2">
        <text:list-item>
          <text:p text:style-name="P28"><text:bookmark text:name="_6wczumkftewg"/>Actividad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owerShell, para ser más fácil hacer pruebas, borrarlos, etc. Puedes utilizar “New-Item”.</text:p>
      <text:p text:style-name="P11"><text:span text:style-name="T9"><text:s/>📕 </text:span><text:span text:style-name="T10">A entregar: </text:span><text:s/>fichero con script solicitado, con comentarios, con nombre NumEjer-nombre.ps1</text:p>
      <text:list xml:id="list234930670978242" text:continue-numbering="true" text:style-name="WWNum2">
        <text:list-item>
          <text:p text:style-name="P28"><text:bookmark text:name="_10z7y1e0ud48"/>Actividad 07</text:p>
        </text:list-item>
      </text:list>
      <text:p text:style-name="P26"><text:soft-page-break/>Haz el ejercicio anterior, usando “do-while”.</text:p>
      <text:p text:style-name="P11"><text:span text:style-name="T9"><text:s/>📕 </text:span><text:span text:style-name="T10">A entregar: </text:span><text:s/>fichero con script solicitado, con comentarios, con nombre NumEjer-nombre.ps1</text:p>
      <text:list xml:id="list234931293513789" text:continue-numbering="true" text:style-name="WWNum2">
        <text:list-item>
          <text:p text:style-name="P28"><text:bookmark text:name="_5fe0zpaae4xr"/>Actividad 08</text:p>
        </text:list-item>
      </text:list>
      <text:p text:style-name="Standard">Realizar un script que pregunte cuantos exámenes ha realizado el usuario.</text:p>
      <text:p text:style-name="Standard">Tras ello, pedirá las notas de esos exámenes. Una vez introducidas las notas, mostrará la nota media de los exámenes y también mostrará cuantos exámenes se han aprobado.</text:p>
      <text:p text:style-name="P11"><text:span text:style-name="T9"><text:s/>📕 </text:span><text:span text:style-name="T10">A entregar: </text:span><text:s/>fichero con script solicitado, con comentarios, con nombre NumEjer-nombre.ps1</text:p>
      <text:list xml:id="list234930312460369" text:continue-numbering="true" text:style-name="WWNum2">
        <text:list-item>
          <text:p text:style-name="P28"><text:bookmark text:name="_6grem8ntahsl"/>Actividad 09</text:p>
        </text:list-item>
      </text:list>
      <text:p text:style-name="Standard">Realiza un script que mediante “Get-Process” nos permita saber el programa que más CPU está utilizando y el programa que más memoria está utilizando.</text:p>
      <text:p text:style-name="P11"><text:span text:style-name="T9"><text:s/>📕 </text:span><text:span text:style-name="T10">A entregar: </text:span><text:s/>fichero con script solicitado, con comentarios, con nombre NumEjer-nombre.ps1</text:p>
      <text:list xml:id="list234931357970420" text:continue-numbering="true" text:style-name="WWNum2">
        <text:list-item>
          <text:p text:style-name="P28"><text:bookmark text:name="_vw00veskqbmp"/>Actividad 10</text:p>
        </text:list-item>
      </text:list>
      <text:p text:style-name="Standard">Realiza un script que mediante “Get-Process” nos permita saber el número de hilos del <text:s/>programa que más CPU está utilizando y el número de hilos del programa que más memoria está utilizando.</text:p>
      <text:p text:style-name="P11"><text:span text:style-name="T9"><text:s/>📕 </text:span><text:span text:style-name="T10">A entregar: </text:span><text:s/>fichero con script solicitado, con comentarios, con nombre NumEjer-nombre.ps1</text:p>
      <text:list xml:id="list234930470904036" text:continue-numbering="true" text:style-name="WWNum2">
        <text:list-item>
          <text:p text:style-name="P28"><text:bookmark text:name="_8tscdlysc4ky"/>Actividad 11</text:p>
        </text:list-item>
      </text:list>
      <text:p text:style-name="Standard">Realiza un script que mediante “Read-Host” y “Test-Connection” nos permita escanear una subred (con máscara 255.255.255.0) para ver que IPs están en marcha en la red y cuáles no. Para funcionar se le indicará desde que IP empieza y en que IP acaba.</text:p>
      <text:p text:style-name="P11"><text:span text:style-name="T9"><text:s/>📕 </text:span><text:span text:style-name="T10">A entregar: </text:span><text:s/>fichero con script solicitado, con comentarios, con nombre NumEjer-nombre.ps1</text:p>
      <text:list xml:id="list234930583680473" text:continue-numbering="true" text:style-name="WWNum2">
        <text:list-item>
          <text:p text:style-name="P28"><text:bookmark text:name="_e2pc4awxbe1r"/>Actividad 12</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P11"><text:span text:style-name="T9"><text:s/>📕 </text:span><text:span text:style-name="T10">A entregar: </text:span><text:s/>fichero con script solicitado, con comentarios, con nombre NumEjer-nombre.ps1</text:p>
      <text:list xml:id="list234930348956367" text:continue-numbering="true" text:style-name="WWNum2">
        <text:list-item>
          <text:p text:style-name="P28"><text:bookmark text:name="_alh39xso5d2j"/>Actividad 13</text:p>
        </text:list-item>
      </text:list>
      <text:p text:style-name="Standard">Muestra como rellenar un vector de 100 elementos en PowerShell con números aleatorios. Puede ayudarte “Get-Random”.</text:p>
      <text:p text:style-name="P11"><text:soft-page-break/><text:span text:style-name="T9"><text:s/>📕 </text:span><text:span text:style-name="T10">A entregar: </text:span><text:s/>fichero con script solicitado, con comentarios, con nombre NumEjer-nombre.ps1</text:p>
      <text:list xml:id="list234929605111742" text:continue-numbering="true" text:style-name="WWNum2">
        <text:list-item>
          <text:p text:style-name="P28"><text:bookmark text:name="_a36y6ru7xeme"/>Actividad 14</text:p>
        </text:list-item>
      </text:list>
      <text:p text:style-name="Standard"><text:span text:style-name="T20">Siguiendo este tutorial y adaptándolo a Powershell:</text:span></text:p>
      <text:p text:style-name="Standard"><text:a xlink:type="simple" xlink:href="https://ugeek.github.io/blog/post/2019-03-14-crea-un-bot-de-telegram-con-bash-y-una-sola-linea-de-terminal.html" text:style-name="ListLabel_20_19" text:visited-style-name="ListLabel_20_19"><text:span text:style-name="T22">https://ugeek.github.io/blog/post/2019-03-14-crea-un-bot-de-telegram-con-bash-y-una-sola-linea-de-terminal.html</text:span></text:a> y sabiendo que el comando “curl” que se nombra en el tutorial está disponible en Windows 10 (y si no lo tiene, se puede instalar como aquí se indica <text:a xlink:type="simple" xlink:href="https://www.pchardwarepro.com/como-instalar-curl-en-windows-10/" text:style-name="ListLabel_20_19" text:visited-style-name="ListLabel_20_19"><text:span text:style-name="T22">https://www.pchardwarepro.com/como-instalar-curl-en-windows-10/</text:span></text:a>).</text:p>
      <text:p text:style-name="Standard"><text:span text:style-name="T20">Realiza el siguiente ejercicio:</text:span></text:p>
      <text:p text:style-name="Standard">Usa las tareas programadas de Windows para que cada 5 minutos envíe al bot de Telegram un mensaje con la RAM libre del sistema.</text:p>
      <text:p text:style-name="Standard">Puede serte útil utilizar:</text:p>
      <text:p text:style-name="Standard"><text:span text:style-name="T23">Get-CIMInstance Win32_OperatingSystem | Select FreePhysicalMemory</text:span></text:p>
      <text:p text:style-name="P11"><text:span text:style-name="T9"><text:s/>📕 </text:span><text:span text:style-name="T10">A entregar: </text:span><text:s/>fichero con script solicitado, con comentarios, con nombre NumEjer-nombre.ps1 y enseñar el bot funcionando al profesorado.</text:p>
      <text:list xml:id="list234931624499705" text:continue-numbering="true" text:style-name="WWNum2">
        <text:list-item>
          <text:p text:style-name="P28"><text:bookmark text:name="_ho7gg4efah49"/>Actividad 15</text:p>
        </text:list-item>
      </text:list>
      <text:p text:style-name="Standard"><text:span text:style-name="T20">Siguiendo este tutorial del ejercicio anterior para crear bots de Telegram y complementando lo aprendido con </text:span></text:p>
      <text:p text:style-name="Standard"><text:a xlink:type="simple" xlink:href="https://ugeek.github.io/blog/post/2019-03-28-enviando-imagenes-audios-archivos-con-mi-bot-de-telegram-de-una-sola-linea-de-terminal.html" text:style-name="ListLabel_20_19" text:visited-style-name="ListLabel_20_19"><text:span text:style-name="T22">https://ugeek.github.io/blog/post/2019-03-28-enviando-imagenes-audios-archivos-con-mi-bot-de-telegram-de-una-sola-linea-de-terminal.html</text:span></text:a> </text:p>
      <text:p text:style-name="Standard"><text:span text:style-name="T20">Realiza el siguiente ejercicio:</text:span></text:p>
      <text:p text:style-name="P1"/>
      <text:p text:style-name="Standard">Tienes un directorio con 10 imágenes llamadas “1.jpg”, “2.jpg”, …, “10.jpg”. Haz un bot de Telegram que cada minuto envíe una imagen aleatoria de ese directorio. Puede ayudarte “Get-Random”.</text:p>
      <text:p text:style-name="P11"><text:span text:style-name="T9"><text:s/>📕 </text:span><text:span text:style-name="T10">A entregar: </text:span><text:s/>fichero con script solicitado, con comentarios, con nombre NumEjer-nombre.ps1 y enseñar el bot funcionando al profeso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4. Actividades evaluables 01</text:span></text:p>
      </style:header>
      <style:footer>
        <text:p text:style-name="MP4"><text:span text:style-name="MT1">CFGM Sistemas Microinformáticos y Redes<text:tab/><text:tab/>Unidad 04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105" meta:word-count="1139" meta:character-count="7432" meta:non-whitespace-character-count="6374"/>
    <meta:generator>LibreOfficeDev/6.0.5.2$Linux_X86_64 LibreOffice_project/</meta:generator>
  </office:meta>
</office:document-meta>
</file>